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 style:font-pitch="variable"/>
    <style:font-face style:name="Roboto1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63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63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63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63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63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63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 DEUX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TROIS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176" table:number-columns-repeated="6"/>
            <table:table-cell table:style-name="ce62" table:number-columns-repeated="20"/>
            <table:table-cell table:style-name="ce176"/>
            <table:table-cell table:style-name="ce62" table:number-columns-repeated="28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5"/>
            <table:table-cell table:style-name="ce73" table:number-columns-repeated="6"/>
            <table:table-cell table:style-name="ce61" table:number-columns-repeated="46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Architecture &amp; moteur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, gravité et collision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2-03" calcext:value-type="date">
              <text:p>03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110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2" table:number-columns-repeated="13"/>
            <table:table-cell table:style-name="ce79" table:number-columns-repeated="29"/>
            <table:table-cell table:style-name="ce62" table:number-columns-repeated="15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Map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115" office:value-type="percentage" office:value="0.9" calcext:value-type="percentage">
              <text:p>9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29"/>
            <table:table-cell table:style-name="ce61" table:number-columns-repeated="15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rchitecture du joueur et ennemis</text:p>
            </table:table-cell>
            <table:table-cell table:style-name="ce23" office:value-type="string" calcext:value-type="string">
              <text:p>Théo/Mathis/Alban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date" office:date-value="2026-03-17" calcext:value-type="date">
              <text:p>17/03/26</text:p>
            </table:table-cell>
            <table:table-cell table:style-name="ce23" table:formula="of:=DAYS360([.E17];[.F17])" office:value-type="float" office:value="44" calcext:value-type="float">
              <text:p>44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27"/>
            <table:table-cell table:style-name="ce61" table:number-columns-repeated="17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4-02" calcext:value-type="date">
              <text:p>2.4</text:p>
            </table:table-cell>
            <table:table-cell table:style-name="ce21" office:value-type="string" calcext:value-type="string">
              <text:p>Système de Caméra</text:p>
            </table:table-cell>
            <table:table-cell table:style-name="ce23" office:value-type="string" calcext:value-type="string">
              <text:p>Théo/Eloau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18];[.F18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Mouvement et contrôle</text:p>
            </table:table-cell>
            <table:table-cell table:style-name="ce23" office:value-type="string" calcext:value-type="string">
              <text:p>Alban/Théo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10" calcext:value-type="date">
              <text:p>10/03/26</text:p>
            </table:table-cell>
            <table:table-cell table:style-name="ce23" table:formula="of:=DAYS360([.E19];[.F19])" office:value-type="float" office:value="30" calcext:value-type="float">
              <text:p>30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20"/>
            <table:table-cell table:style-name="ce61" table:number-columns-repeated="19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Système d’animation(marche, saut, mort)</text:p>
            </table:table-cell>
            <table:table-cell table:style-name="ce23" office:value-type="string" calcext:value-type="string">
              <text:p>Théo Mathis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20];[.F20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7-02" calcext:value-type="date">
              <text:p>2.7</text:p>
            </table:table-cell>
            <table:table-cell table:style-name="ce21" office:value-type="string" calcext:value-type="string">
              <text:p>Interface, Menu &amp; Music</text:p>
            </table:table-cell>
            <table:table-cell table:style-name="ce23" office:value-type="string" calcext:value-type="string">
              <text:p>Elouan/Alb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21];[.F21])" office:value-type="string" office:string-value="" calcext:value-type="error">
              <text:p>#VALUE!</text:p>
            </table:table-cell>
            <table:table-cell table:style-name="ce115" office:value-type="percentage" office:value="0.6" calcext:value-type="percentage">
              <text:p>6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24"/>
            <table:table-cell table:style-name="ce61" table:number-columns-repeated="15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Test &amp; Finiti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Test Unitaire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3];[.F23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57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Debug et optimis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7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3" calcext:value-type="date">
              <text:p>3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3" calcext:value-type="date">
              <text:p>3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4"/>
            <table:table-cell table:style-name="ce173" table:number-columns-repeated="3"/>
            <table:table-cell table:style-name="ce191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6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2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H16:'Diagramme de Gantt'.H2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 style:font-pitch="variable"/>
    <style:font-face style:name="Roboto1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09:41:19.458361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9T10:32:26.462388129</dc:date>
    <meta:editing-duration>PT1H1M11S</meta:editing-duration>
    <meta:editing-cycles>10</meta:editing-cycles>
    <meta:generator>LibreOffice/24.2.7.2$Linux_X86_64 LibreOffice_project/420$Build-2</meta:generator>
    <meta:document-statistic meta:table-count="1" meta:cell-count="190" meta:object-count="0"/>
  </office:meta>
</office:document-meta>
</file>